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BEACA745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ModelePresentation-title">
      <style:graphic-properties draw:auto-grow-height="true" fo:min-height="3.006cm"/>
    </style:style>
    <style:style style:name="pr2" style:family="presentation" style:parent-style-name="ModelePresentation-notes">
      <style:graphic-properties draw:fill-color="#ffffff" draw:auto-grow-height="true" fo:min-height="13.365cm"/>
    </style:style>
    <style:style style:name="pr3" style:family="presentation" style:parent-style-name="ModelePresentation-title">
      <style:graphic-properties fo:min-height="2.755cm"/>
    </style:style>
    <style:style style:name="pr4" style:family="presentation" style:parent-style-name="ModelePresentation-outline1">
      <style:graphic-properties fo:min-height="12.038cm"/>
    </style:style>
    <style:style style:name="pr5" style:family="presentation" style:parent-style-name="ModelePresentation-notes">
      <style:graphic-properties draw:fill-color="#ffffff" fo:min-height="13.114cm"/>
    </style:style>
    <style:style style:name="co1" style:family="table-column">
      <style:table-column-properties style:column-width="13.085cm" style:use-optimal-column-width="false"/>
    </style:style>
    <style:style style:name="co2" style:family="table-column">
      <style:table-column-properties style:column-width="2.899cm" style:use-optimal-column-width="false"/>
    </style:style>
    <style:style style:name="co3" style:family="table-column">
      <style:table-column-properties style:column-width="3.737cm" style:use-optimal-column-width="false"/>
    </style:style>
    <style:style style:name="co4" style:family="table-column">
      <style:table-column-properties style:column-width="4.59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552cm"/>
    </style:style>
    <style:style style:name="ro3" style:family="table-row">
      <style:table-row-properties style:row-height="1.124cm"/>
    </style:style>
    <style:style style:name="ro4" style:family="table-row">
      <style:table-row-properties style:row-height="1.11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Cambria" style:font-family-generic="roman" style:font-pitch="variable"/>
    </style:style>
    <style:style style:name="P3" style:family="paragraph">
      <style:text-properties fo:font-weight="bold" style:font-weight-complex="bold"/>
    </style:style>
    <style:style style:name="P4" style:family="paragraph">
      <style:paragraph-properties fo:text-align="justify"/>
    </style:style>
    <style:style style:name="P5" style:family="paragraph">
      <style:paragraph-properties fo:text-align="end"/>
    </style:style>
    <style:style style:name="P6" style:family="paragraph">
      <style:paragraph-properties fo:text-align="justify"/>
      <style:text-properties fo:font-weight="bold" style:font-weight-complex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text-properties fo:font-size="20pt"/>
    </style:style>
    <style:style style:name="T1" style:family="text">
      <style:text-properties fo:font-family="Cambr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AM2R - Conseil</presentation:header-decl>
      <presentation:footer-decl presentation:name="ftr1">AM2R-Conseil</presentation:footer-decl>
      <presentation:footer-decl presentation:name="ftr2">Automatisation d'un processus de paiement</presentation:footer-decl>
      <presentation:date-time-decl presentation:name="dtd1" presentation:source="current-date" style:data-style-name="D3"/>
      <draw:page draw:name="page1" draw:style-name="dp1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65cm" svg:height="3.006cm" svg:x="1.35cm" svg:y="0.717cm" presentation:class="title">
          <draw:text-box>
            <text:p text:style-name="P1"><text:span text:style-name="T1">Étude des coûts</text:span></text:p>
          </draw:text-box>
        </draw:frame>
        <draw:frame draw:style-name="standard" draw:layer="layout" svg:width="24.318cm" svg:height="11.118cm" svg:x="1.181cm" svg:y="3.5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Matériel ou prestation</text:p>
              </table:table-cell>
              <table:table-cell>
                <text:p text:style-name="P3">Nombre</text:p>
              </table:table-cell>
              <table:table-cell>
                <text:p text:style-name="P3">Temps de traitement</text:p>
              </table:table-cell>
              <table:table-cell>
                <text:p text:style-name="P3">Coût</text:p>
              </table:table-cell>
            </table:table-row>
            <table:table-row table:style-name="ro1" table:default-cell-style-name="ce1">
              <table:table-cell>
                <text:p text:style-name="P4">Serveur</text:p>
              </table:table-cell>
              <table:table-cell>
                <text:p text:style-name="P5">1</text:p>
              </table:table-cell>
              <table:table-cell/>
              <table:table-cell>
                <text:p text:style-name="P5">8 000,00 €</text:p>
              </table:table-cell>
            </table:table-row>
            <table:table-row table:style-name="ro1" table:default-cell-style-name="ce1">
              <table:table-cell>
                <text:p text:style-name="P4">Scanner</text:p>
              </table:table-cell>
              <table:table-cell>
                <text:p text:style-name="P5">1</text:p>
              </table:table-cell>
              <table:table-cell/>
              <table:table-cell>
                <text:p text:style-name="P5">8 000,00 €</text:p>
              </table:table-cell>
            </table:table-row>
            <table:table-row table:style-name="ro1" table:default-cell-style-name="ce1">
              <table:table-cell>
                <text:p text:style-name="P4">Archivage documents (15 min par document)</text:p>
              </table:table-cell>
              <table:table-cell>
                <text:p text:style-name="P5">5450</text:p>
              </table:table-cell>
              <table:table-cell>
                <text:p text:style-name="P5">195 jours</text:p>
              </table:table-cell>
              <table:table-cell>
                <text:p text:style-name="P5">48 750,00 €</text:p>
              </table:table-cell>
            </table:table-row>
            <table:table-row table:style-name="ro1" table:default-cell-style-name="ce1">
              <table:table-cell>
                <text:p text:style-name="P4">Archivage œuvres (30 min par œuvre)</text:p>
              </table:table-cell>
              <table:table-cell>
                <text:p text:style-name="P5">1200</text:p>
              </table:table-cell>
              <table:table-cell>
                <text:p text:style-name="P5">86 jours</text:p>
              </table:table-cell>
              <table:table-cell>
                <text:p text:style-name="P5">21 500,00 €</text:p>
              </table:table-cell>
            </table:table-row>
            <table:table-row table:style-name="ro2" table:default-cell-style-name="ce1">
              <table:table-cell>
                <text:p text:style-name="P4">Numérisation des documents (travail et inter-associations) 10 minutes par documents</text:p>
              </table:table-cell>
              <table:table-cell>
                <text:p text:style-name="P5">3050</text:p>
              </table:table-cell>
              <table:table-cell>
                <text:p text:style-name="P5">73 jours</text:p>
              </table:table-cell>
              <table:table-cell>
                <text:p text:style-name="P5">36 500,00 €</text:p>
              </table:table-cell>
            </table:table-row>
            <table:table-row table:style-name="ro3" table:default-cell-style-name="ce1">
              <table:table-cell>
                <text:p text:style-name="P6">Total</text:p>
              </table:table-cell>
              <table:table-cell/>
              <table:table-cell/>
              <table:table-cell>
                <text:p text:style-name="P5">122 750,00 €</text:p>
              </table:table-cell>
            </table:table-row>
            <table:table-row table:style-name="ro4" table:default-cell-style-name="ce1">
              <table:table-cell>
                <text:p text:style-name="P6">Total par an</text:p>
              </table:table-cell>
              <table:table-cell/>
              <table:table-cell/>
              <table:table-cell>
                <text:p text:style-name="P5">106 750,00 €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19.65cm" svg:height="2.755cm" svg:x="1.35cm" svg:y="0.842cm" presentation:class="title">
          <draw:text-box>
            <text:p>Exigences fonctionnelles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3">
              <text:list-item>
                <text:p>Stockage</text:p>
                <text:list>
                  <text:list-item>
                    <text:p>Physique</text:p>
                  </text:list-item>
                  <text:list-item>
                    <text:p>Numérique</text:p>
                  </text:list-item>
                  <text:list-item>
                    <text:p>Numérisation</text:p>
                  </text:list-item>
                </text:list>
              </text:list-item>
              <text:list-item>
                <text:p>Recherche</text:p>
                <text:list>
                  <text:list-item>
                    <text:p>Indexation</text:p>
                  </text:list-item>
                  <text:list-item>
                    <text:p>Recherch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19.65cm" svg:height="2.755cm" svg:x="1.35cm" svg:y="0.842cm" presentation:class="title">
          <draw:text-box>
            <text:p>Exigences fonctionnelles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3">
              <text:list-item>
                <text:p>Publication</text:p>
                <text:list>
                  <text:list-item>
                    <text:p>Consultation sur place</text:p>
                  </text:list-item>
                  <text:list-item>
                    <text:p>Prêt des documents physiques</text:p>
                  </text:list-item>
                  <text:list-item>
                    <text:p>Publication des documents numériques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19.65cm" svg:height="3.473cm" svg:x="1.35cm" svg:y="0.483cm" presentation:class="title" presentation:user-transformed="true">
          <draw:text-box>
            <text:p>Exigences <text:s/>non fonctionnelles</text:p>
          </draw:text-box>
        </draw:frame>
        <draw:frame presentation:style-name="pr4" draw:layer="layout" svg:width="24.299cm" svg:height="12.038cm" svg:x="1.35cm" svg:y="4.212cm" presentation:class="outline">
          <draw:text-box>
            <text:list text:style-name="L3">
              <text:list-item>
                <text:p>Stockage</text:p>
                <text:list>
                  <text:list-item>
                    <text:p>Maîtrise des risques naturels</text:p>
                  </text:list-item>
                  <text:list-item>
                    <text:p>Sécurité</text:p>
                  </text:list-item>
                </text:list>
              </text:list-item>
              <text:list-item>
                <text:p>Recherche</text:p>
                <text:list>
                  <text:list-item>
                    <text:p>Fiabilité</text:p>
                  </text:list-item>
                  <text:list-item>
                    <text:p>Rapidité</text:p>
                  </text:list-item>
                  <text:list-item>
                    <text:p>Facilit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19.65cm" svg:height="3.473cm" svg:x="1.35cm" svg:y="0.483cm" presentation:class="title" presentation:user-transformed="true">
          <draw:text-box>
            <text:p>Exigences <text:s/>non fonctionnelles</text:p>
          </draw:text-box>
        </draw:frame>
        <draw:frame presentation:style-name="pr4" draw:layer="layout" svg:width="24.299cm" svg:height="12.115cm" svg:x="1.35cm" svg:y="4.212cm" presentation:class="outline" presentation:user-transformed="true">
          <draw:text-box>
            <text:list text:style-name="L3">
              <text:list-item>
                <text:p>Publication</text:p>
                <text:list>
                  <text:list-item>
                    <text:p>Confidentialité</text:p>
                  </text:list-item>
                  <text:list-item>
                    <text:p>Mise en valeur</text:p>
                  </text:list-item>
                </text:list>
              </text:list-item>
              <text:list-item>
                <text:p>Exigences transverses</text:p>
                <text:list>
                  <text:list-item>
                    <text:p>Accessibilité</text:p>
                  </text:list-item>
                  <text:list-item>
                    <text:p>Respect de l'environnement</text:p>
                  </text:list-item>
                  <text:list-item>
                    <text:p>Évolutivité</text:p>
                  </text:list-item>
                  <text:list-item>
                    <text:p>Maintenabilit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3C0000002D0BEACA7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heading_20_3" style:display-name="heading 3" style:family="graphic">
      <style:paragraph-properties fo:margin-top="0.706cm" fo:margin-bottom="0cm" style:text-autospace="none"/>
      <style:text-properties fo:color="#4c4c4c" fo:font-family="Cambria" style:font-family-generic="roman" style:font-pitch="variable" fo:font-size="15pt" fo:language="en" fo:country="US" fo:font-style="italic" style:language-asian="en" style:country-asian="US" style:font-family-complex="Cambria" style:font-family-generic-complex="roman" style:font-pitch-complex="variable" style:font-size-complex="15pt" style:font-style-complex="italic" style:font-weight-complex="bold"/>
    </style:style>
    <style:style style:name="Body_20_Text" style:display-name="Body Text" style:family="graphic">
      <style:paragraph-properties fo:margin-left="0cm" fo:margin-right="0cm" fo:margin-top="0.351cm" fo:margin-bottom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ody_20_Text_20_Indent" style:display-name="Body Text Indent" style:family="graphic">
      <style:paragraph-properties fo:margin-left="1.764cm" fo:margin-right="0cm" fo:margin-top="0.351cm" fo:margin-bottom="0cm" fo:text-align="justify" fo:text-indent="1.764cm" style:text-autospace="none"/>
      <style:text-properties fo:font-family="Calibri" style:font-family-generic="swiss" style:font-pitch="variable" fo:font-size="12pt" fo:language="en" fo:country="US" style:language-asian="en" style:country-asian="US" style:font-family-complex="Calibri" style:font-family-generic-complex="swiss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Modele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Modele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elePresentation-notes" style:family="presentation">
      <style:graphic-properties draw:stroke="none" draw:fill="none">
        <text:list-style style:name="Modele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delePresentation-outline1" style:family="presentation">
      <style:graphic-properties draw:stroke="none" draw:fill="none">
        <text:list-style style:name="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outline2" style:family="presentation" style:parent-style-name="Modele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delePresentation-outline3" style:family="presentation" style:parent-style-name="Modele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delePresentation-outline4" style:family="presentation" style:parent-style-name="Modele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delePresentation-outline5" style:family="presentation" style:parent-style-name="Modele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6" style:family="presentation" style:parent-style-name="Modele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7" style:family="presentation" style:parent-style-name="Modele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8" style:family="presentation" style:parent-style-name="Modele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9" style:family="presentation" style:parent-style-name="Modele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Presentation-subtitle" style:family="presentation">
      <style:graphic-properties draw:stroke="none" draw:fill="none" draw:textarea-vertical-align="middle">
        <text:list-style style:name="Modele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title" style:family="presentation">
      <style:graphic-properties draw:stroke="none" draw:fill="none" draw:textarea-vertical-align="middle">
        <text:list-style style:name="Modele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ModelePresentation-title">
      <style:graphic-properties draw:auto-grow-height="false" fo:min-height="3.006cm"/>
    </style:style>
    <style:style style:name="Mpr2" style:family="presentation" style:parent-style-name="Modele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ModelePresent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Modele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5.939cm" svg:height="3.959cm" svg:x="2.97cm" svg:y="4.267cm"/>
      <draw:page-thumbnail draw:layer="backgroundobjects" svg:width="5.939cm" svg:height="3.959cm" svg:x="11.88cm" svg:y="4.267cm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ModelePresentation" style:page-layout-name="PM1" draw:style-name="Mdp1">
      <office:forms form:automatic-focus="false" form:apply-design-mode="false"/>
      <draw:frame presentation:style-name="Mpr1" draw:layer="backgroundobjects" svg:width="19.65cm" svg:height="3.005cm" svg:x="1.35cm" svg:y="0.717cm" presentation:class="title">
        <draw:text-box>
          <text:p>Cliquez pour éditer le format du texte-titre</text:p>
        </draw:text-box>
      </draw:frame>
      <draw:frame presentation:style-name="ModelePresentation-outline1" draw:layer="backgroundobjects" svg:width="24.299cm" svg:height="12.288cm" svg:x="1.35cm" svg:y="4.212cm" presentation:class="outline" presentation:placeholder="true">
        <draw:text-box/>
      </draw:frame>
      <draw:frame presentation:style-name="Mpr2" draw:text-style-name="MP1" draw:layer="backgroundobjects" svg:width="6.29cm" svg:height="0.639cm" svg:x="1.35cm" svg:y="1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558cm" svg:height="0.639cm" svg:x="9.234cm" svg:y="17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29cm" svg:height="0.639cm" svg:x="19.359cm" svg:y="17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odelePresentation-title" draw:layer="backgroundobjects" svg:width="14.848cm" svg:height="11.136cm" svg:x="3.075cm" svg:y="2.257cm" presentation:class="page"/>
        <draw:frame presentation:style-name="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9-01-28T03:57:28.98</meta:creation-date>
    <meta:editing-cycles>2</meta:editing-cycles>
    <meta:editing-duration>PT00H13M09S</meta:editing-duration>
    <dc:date>2009-01-28T04:10:35.57</dc:date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